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Padrão-title">
      <style:graphic-properties draw:auto-grow-height="true" fo:min-height="3.507cm"/>
    </style:style>
    <style:style style:name="pr2" style:family="presentation" style:parent-style-name="Padrão-subtitle">
      <style:graphic-properties draw:fill-color="#ffffff" fo:min-height="13.609cm"/>
    </style:style>
    <style:style style:name="pr3" style:family="presentation" style:parent-style-name="Padrão-notes">
      <style:graphic-properties draw:fill-color="#ffffff" fo:min-height="13.114cm"/>
    </style:style>
    <style:style style:name="pr4" style:family="presentation" style:parent-style-name="Padrão-outline1">
      <style:graphic-properties fo:min-height="13.609cm"/>
    </style:style>
    <style:style style:name="pr5" style:family="presentation" style:parent-style-name="Padrão-notes">
      <style:graphic-properties draw:fill-color="#ffffff" draw:auto-grow-height="true" fo:min-height="13.365cm"/>
    </style:style>
    <style:style style:name="P1" style:family="paragraph">
      <style:text-properties fo:color="#008000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008000" fo:font-size="36pt" fo:text-shadow="none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Oficina:<text:line-break/>Introdução a Linguagem Ruby</text:p>
          </draw:text-box>
        </draw:frame>
        <draw:frame presentation:style-name="pr2" draw:layer="layout" svg:width="25.199cm" svg:height="13.609cm" svg:x="1.4cm" svg:y="5.039cm" presentation:class="subtitle">
          <draw:text-box>
            <text:p>Maio de 2009</text:p>
            <text:p/>
            <text:p>Material: http://www.ruby-lang.org/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Objetiv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zir o uso de Ruby no desenvolvimento de software</text:p>
              </text:list-item>
              <text:list-item>
                <text:p>Introduzir algumas conceitos de desenvolvimento ágil:</text:p>
                <text:list>
                  <text:list-item>
                    <text:p>Desenvolvimento Dirigido por Testes</text:p>
                  </text:list-item>
                  <text:list-item>
                    <text:p>Refatoração</text:p>
                  </text:list-item>
                  <text:list-item>
                    <text:p>Programação em Par</text:p>
                  </text:list-item>
                </text:list>
              </text:list-item>
              <text:list-item>
                <text:p>Construir um software pequeno, mas que funcion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oteiro de Atividad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imeira olhada na linguagem Ruby</text:p>
              </text:list-item>
              <text:list-item>
                <text:p>Test-Driven Development: início</text:p>
              </text:list-item>
              <text:list-item>
                <text:p>Programação em Par</text:p>
              </text:list-item>
              <text:list-item>
                <text:p>Exercício em estilo Coding Dojo</text:p>
              </text:list-item>
            </text:list>
          </draw:text-box>
        </draw:frame>
        <draw:frame draw:style-name="gr2" draw:text-style-name="P1" draw:id="id4" draw:layer="layout" svg:width="1.209cm" svg:height="1.673cm" svg:x="0.5cm" svg:y="9.827cm">
          <draw:text-box>
            <text:p><text:span text:style-name="T1">x</text:span></text:p>
          </draw:text-box>
        </draw:frame>
        <draw:frame draw:style-name="gr2" draw:text-style-name="P1" draw:id="id1" draw:layer="layout" svg:width="1.209cm" svg:height="1.673cm" svg:x="0.501cm" svg:y="4.628cm">
          <draw:text-box>
            <text:p><text:span text:style-name="T1">x</text:span></text:p>
          </draw:text-box>
        </draw:frame>
        <draw:frame draw:style-name="gr2" draw:text-style-name="P1" draw:id="id2" draw:layer="layout" svg:width="1.209cm" svg:height="1.673cm" svg:x="0.501cm" svg:y="6.328cm">
          <draw:text-box>
            <text:p><text:span text:style-name="T1">x</text:span></text:p>
          </draw:text-box>
        </draw:frame>
        <draw:frame draw:style-name="gr2" draw:text-style-name="P1" draw:id="id3" draw:layer="layout" svg:width="1.209cm" svg:height="1.673cm" svg:x="0.501cm" svg:y="8.128cm">
          <draw:text-box>
            <text:p><text:span text:style-name="T1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9T10:03:44</meta:creation-date>
    <meta:editing-duration>PT00H12M47S</meta:editing-duration>
    <meta:editing-cycles>2</meta:editing-cycles>
    <meta:generator>BrOffice.org/3.0$Linux OpenOffice.org_project/300m15$Build-9379</meta:generator>
    <dc:date>2009-05-29T13:30:14</dc:date>
    <meta:document-statistic meta:object-count="37"/>
    <meta:user-defined meta:name="Informações 1"/>
    <meta:user-defined meta:name="Informações 2"/>
    <meta:user-defined meta:name="Informações 3"/>
    <meta:user-defined meta:name="Informações 4"/>
  </office:meta>
</office:document-meta>
</file>